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Google Sans" svg:font-family="'Google Sans', Roboto,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in" fo:margin-right="0in" fo:margin-top="0.1665in" fo:margin-bottom="0.1665in" style:contextual-spacing="false" style:line-height-at-least="0.25in" fo:text-indent="0in" style:auto-text-indent="false" style:writing-mode="lr-tb"/>
      <style:text-properties fo:color="#0a0a0a" loext:opacity="100%" style:font-name="Google Sans" fo:font-size="12pt" fo:font-weight="normal" officeooo:rsid="00026b69" officeooo:paragraph-rsid="00026b69"/>
    </style:style>
    <style:style style:name="P2" style:family="paragraph" style:parent-style-name="Standard">
      <style:paragraph-properties fo:margin-left="0in" fo:margin-right="0in" fo:margin-top="0.1665in" fo:margin-bottom="0.1665in" style:contextual-spacing="false" style:line-height-at-least="0.25in" fo:text-indent="0in" style:auto-text-indent="false" style:writing-mode="lr-tb"/>
      <style:text-properties fo:color="#0a0a0a" loext:opacity="100%" style:font-name="Google Sans" fo:font-size="12pt" fo:font-weight="normal"/>
    </style:style>
    <style:style style:name="P3" style:family="paragraph" style:parent-style-name="Standard">
      <style:paragraph-properties fo:margin-left="0in" fo:margin-right="0in" fo:margin-top="0.3126in" fo:margin-bottom="0.1665in" style:contextual-spacing="false" style:line-height-at-least="0.2917in" fo:text-indent="0in" style:auto-text-indent="false" style:writing-mode="lr-tb"/>
      <style:text-properties fo:color="#0a0a0a" loext:opacity="100%" style:font-name="Google Sans" fo:font-size="15pt" fo:font-weight="bold"/>
    </style:style>
    <style:style style:name="P4" style:family="paragraph" style:parent-style-name="Text_20_body" style:list-style-name="L1">
      <style:paragraph-properties fo:margin-left="0in" fo:margin-right="0in" fo:margin-top="0in" fo:margin-bottom="0.1665in" style:contextual-spacing="false" style:line-height-at-least="0.25in" fo:text-indent="0in" style:auto-text-indent="false" fo:padding="0in" fo:border="none" style:writing-mode="lr-tb"/>
    </style:style>
    <style:style style:name="P5" style:family="paragraph" style:parent-style-name="Text_20_body">
      <style:paragraph-properties fo:margin-left="0in" fo:margin-right="0in" fo:margin-top="0.3126in" fo:margin-bottom="0.1665in" style:contextual-spacing="false" style:line-height-at-least="0.2917in" fo:text-indent="0in" style:auto-text-indent="false" style:writing-mode="lr-tb"/>
      <style:text-properties fo:color="#0a0a0a" loext:opacity="100%" style:font-name="Google Sans" fo:font-size="15pt" fo:font-weight="bold"/>
    </style:style>
    <style:style style:name="P6" style:family="paragraph" style:parent-style-name="Text_20_body">
      <style:paragraph-properties fo:margin-left="0in" fo:margin-right="0in" fo:margin-top="0.1665in" fo:margin-bottom="0.1665in" style:contextual-spacing="false" style:line-height-at-least="0.25in" fo:text-indent="0in" style:auto-text-indent="false" style:writing-mode="lr-tb"/>
      <style:text-properties fo:color="#0a0a0a" loext:opacity="100%" style:font-name="Google Sans" fo:font-size="12pt" fo:font-weight="normal"/>
    </style:style>
    <style:style style:name="P7" style:family="paragraph" style:parent-style-name="Text_20_body" style:list-style-name="L2">
      <style:paragraph-properties fo:margin-left="0in" fo:margin-right="0in" fo:margin-top="0in" fo:margin-bottom="0.1665in" style:contextual-spacing="false" style:line-height-at-least="0.25in" fo:text-indent="0in" style:auto-text-indent="false" fo:padding="0in" fo:border="none" style:writing-mode="lr-tb"/>
    </style:style>
    <style:style style:name="T1" style:family="text">
      <style:text-properties fo:color="#0a0a0a" loext:opacity="100%" style:font-name="Google Sans" fo:font-size="12pt" fo:font-weight="bold"/>
    </style:style>
    <style:style style:name="T2" style:family="text">
      <style:text-properties fo:color="#0a0a0a" loext:opacity="100%" style:font-name="Google Sans" fo:font-size="12pt" fo:font-weight="normal"/>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oogle AI was asked if a Linux Users Group will help NM students 11/2025:</text:p>
      <text:p text:style-name="P2">Yes, a Fedora Linux User Group (LUG) can significantly help students in New Mexico gain problem-solving skills that artificial intelligence (AI) and robots currently do not possess, primarily through hands-on experience, collaborative projects, and exposure to the philosophy of open-source software (FOSS). </text:p>
      <text:p text:style-name="P3">Skills Fostered by a LUG Beyond AI Capabilities</text:p>
      <text:list text:style-name="L1">
        <text:list-item>
          <text:p text:style-name="P4"><text:span text:style-name="Strong_20_Emphasis"><text:span text:style-name="T1">Holistic Problem Solving and Critical Thinking:</text:span></text:span><text:span text:style-name="T2"> AI excels at processing data and optimizing existing solutions, but LUG activities encourage students to solve problems from first principles, evaluate situations beyond raw data, and navigate ambiguous, real-world scenarios.</text:span></text:p>
        </text:list-item>
        <text:list-item>
          <text:p text:style-name="P4"><text:span text:style-name="Strong_20_Emphasis"><text:span text:style-name="T1">Creativity and Originality:</text:span></text:span><text:span text:style-name="T2"> LUG members often need to combine unrelated ideas, invent new system configurations, or develop novel scripts and workarounds for unique problems, an inherently human form of creativity that goes beyond AI's pattern recognition.</text:span></text:p>
        </text:list-item>
        <text:list-item>
          <text:p text:style-name="P4"><text:span text:style-name="Strong_20_Emphasis"><text:span text:style-name="T1">Collaboration and Teamwork:</text:span></text:span><text:span text:style-name="T2"> Group work within a LUG naturally fosters essential "soft skills" such as communication, leadership, negotiation, and conflict resolution. Students learn to work together, share diverse perspectives, and build consensus, which are all skills AI struggles to replicate.</text:span></text:p>
        </text:list-item>
        <text:list-item>
          <text:p text:style-name="P4"><text:span text:style-name="Strong_20_Emphasis"><text:span text:style-name="T1">Adaptability and Flexibility:</text:span></text:span><text:span text:style-name="T2"> The dynamic, ever-evolving nature of open-source software requires users to constantly learn and adapt to new challenges and environments. LUG participation encourages students to step outside their comfort zones and learn from experience, skills crucial for navigating an unpredictable world that AI (which operates within predefined parameters) lacks.</text:span></text:p>
        </text:list-item>
        <text:list-item>
          <text:p text:style-name="P4"><text:span text:style-name="Strong_20_Emphasis"><text:span text:style-name="T1">Ethical Judgment and Intuition:</text:span></text:span><text:span text:style-name="T2"> Open-source communities often engage in discussions about computer ethics and the social implications of technology. This helps students develop moral reasoning and intuition, which are derived from personal beliefs and culture—aspects that are absent in AI's logical programming.</text:span></text:p>
        </text:list-item>
        <text:list-item>
          <text:p text:style-name="P4"><text:span text:style-name="Strong_20_Emphasis"><text:span text:style-name="T1">Practical, Hands-On Troubleshooting:</text:span></text:span><text:span text:style-name="T2"> Using and managing a Linux system requires practical skills like system administration, shell scripting, and network configuration, forcing students to test configurations one by one to find solutions, which builds strong, practical problem-solving capabilities. </text:span></text:p>
        </text:list-item>
      </text:list>
      <text:p text:style-name="P5">How a LUG Achieves This</text:p>
      <text:p text:style-name="P6">A LUG can provide a space for students to engage in:</text:p>
      <text:list text:style-name="L2">
        <text:list-item>
          <text:p text:style-name="P7"><text:span text:style-name="Strong_20_Emphasis"><text:span text:style-name="T1">Mentorship:</text:span></text:span><text:span text:style-name="T2"> Experienced LUG members can serve as mentors, guiding students through complex issues and sharing insights gained from real-world experience.</text:span></text:p>
        </text:list-item>
        <text:list-item>
          <text:p text:style-name="P7"><text:span text:style-name="Strong_20_Emphasis"><text:span text:style-name="T1">Workshops and Guest Speakers:</text:span></text:span><text:span text:style-name="T2"> LUGs often host workshops on various topics (programming, hardware, security, etc.) and invite guest speakers, creating an interactive learning environment.</text:span></text:p>
        </text:list-item>
        <text:list-item>
          <text:p text:style-name="P7"><text:span text:style-name="Strong_20_Emphasis"><text:span text:style-name="T1">Collaborative Projects:</text:span></text:span><text:span text:style-name="T2"> Students can work together on open-source projects, preparing them for real-world applications and helping them build a professional portfolio.</text:span></text:p>
        </text:list-item>
        <text:list-item>
          <text:p text:style-name="P7"><text:span text:style-name="Strong_20_Emphasis"><text:span text:style-name="T1">Community Support:</text:span></text:span><text:span text:style-name="T2"> The LUG provides a supportive community where students can ask questions, share knowledge, and persist in working on difficult problems together, boosting engagement and motivation. </text:span></text:p>
        </text:list-item>
      </text:list>
      <text:p text:style-name="P6">By participating in a Fedora LUG, New Mexico students would gain not only technical proficiency in a robust open-source ecosystem but also develop essential human-centric skills that are becoming even more valuable in an AI-driven world.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Google Sans" svg:font-family="'Google Sans', Roboto,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13T00:37:19.828455693</meta:creation-date>
    <dc:date>2025-11-14T17:51:14.859516454</dc:date>
    <meta:editing-duration>PT4M15S</meta:editing-duration>
    <meta:editing-cycles>3</meta:editing-cycles>
    <meta:generator>LibreOffice/25.2.7.2$Linux_X86_64 LibreOffice_project/520$Build-2</meta:generator>
    <meta:document-statistic meta:table-count="0" meta:image-count="0" meta:object-count="0" meta:page-count="1" meta:paragraph-count="16" meta:word-count="461" meta:character-count="3278" meta:non-whitespace-character-count="2840"/>
  </office:meta>
</office:document-meta>
</file>